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98e" officeooo:paragraph-rsid="001ca98e"/>
    </style:style>
    <style:style style:name="P2" style:family="paragraph" style:parent-style-name="Standard">
      <style:text-properties officeooo:rsid="001ca98e" officeooo:paragraph-rsid="0021a93f"/>
    </style:style>
    <style:style style:name="P3" style:family="paragraph" style:parent-style-name="Standard">
      <style:text-properties officeooo:rsid="002557ce" officeooo:paragraph-rsid="002557ce"/>
    </style:style>
    <style:style style:name="P4" style:family="paragraph">
      <style:paragraph-properties fo:text-align="center"/>
    </style:style>
    <style:style style:name="T1" style:family="text">
      <style:text-properties officeooo:rsid="002557ce"/>
    </style:style>
    <style:style style:name="gr1"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4" svg:width="21.16mm" svg:height="21.16mm" draw:transform="rotate (-3.14159265358979) translate (148.801666666667mm 125.641805555555mm)"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
        <text:p/>
      </draw:path>
      <draw:path text:anchor-type="page" text:anchor-page-number="0" draw:z-index="1" draw:name="actual" draw:style-name="gr2" draw:text-style-name="P4" svg:width="93.3mm" svg:height="50mm" draw:transform="rotate (1.5707963267949) translate (104.916111111111mm 148.395972222222mm)" svg:viewBox="0 0 9331 5001" svg:d="M0 0h5001v5001h-5001v-5001h5001l4330 2499-4330 2500M3334 3330h-1667v-1667h1667z">
        <text:p/>
      </draw:path>
      <text:p text:style-name="P1"/>
      <text:p text:style-name="P1"/>
      <text:p text:style-name="P2">l=50mm</text:p>
      <text:p text:style-name="P2"/>
      <text:p text:style-name="P2">CLEARSCREEN</text:p>
      <text:p text:style-name="P2">HOME</text:p>
      <text:p text:style-name="P2">FORWARD l RIGHT 90°</text:p>
      <text:p text:style-name="P2">FORWARD 50mm RIGHT 90</text:p>
      <text:p text:style-name="P2">FORWARD 50mm RIGHT 90</text:p>
      <text:p text:style-name="P2">FORWARD 50mm RIGHT 90</text:p>
      <text:p text:style-name="P2">FORWARD 50mm RIGHT 30</text:p>
      <text:p text:style-name="P2">FORWARD 50mm RIGHT 120</text:p>
      <text:p text:style-name="P2">FORWARD 50mm RIGHT 120</text:p>
      <text:p text:style-name="P2">PENUP</text:p>
      <text:p text:style-name="P2">FORWARD l/3</text:p>
      <text:p text:style-name="P2">LEFT 90</text:p>
      <text:p text:style-name="P2">FORWARD l/3</text:p>
      <text:p text:style-name="P2">PENDOWN</text:p>
      <text:p text:style-name="P2">FORWARD <text:span text:style-name="T1">50mm</text:span>/3 RIGHT 90°</text:p>
      <text:p text:style-name="P2">FORWARD l3 RIGHT 90</text:p>
      <text:p text:style-name="P2">FORWARD l/3 RIGHT 90</text:p>
      <text:p text:style-name="P2">FORWARD l/3 RIGHT 90</text:p>
      <text:p text:style-name="P2"/>
      <text:p text:style-name="P3">l = 50/3</text:p>
      <text:p text:style-name="P3"/>
      <text:p text:style-name="P3">PRINT 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7:12:25.906631980</meta:creation-date>
    <dc:date>2016-06-14T16:27:25.175189334</dc:date>
    <meta:editing-duration>PT3H49M53S</meta:editing-duration>
    <meta:editing-cycles>3</meta:editing-cycles>
    <meta:generator>LibreOffice/4.2.8.2$Linux_x86 LibreOffice_project/420m0$Build-2</meta:generator>
    <meta:document-statistic meta:table-count="0" meta:image-count="0" meta:object-count="0" meta:page-count="1" meta:paragraph-count="21" meta:word-count="60" meta:character-count="307" meta:non-whitespace-character-count="268"/>
  </office:meta>
</office:document-meta>
</file>